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Courier New"/>
    </style:style>
    <style:style style:name="P2" style:family="paragraph" style:parent-style-name="Preformatted_20_Text">
      <style:text-properties style:font-name="Courier New" fo:font-style="italic" style:font-style-asian="italic" style:font-style-complex="italic"/>
    </style:style>
    <style:style style:name="P3" style:family="paragraph" style:parent-style-name="Preformatted_20_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%%VDM%%</text:p>
      <text:p text:style-name="P3">functions</text:p>
      <text:p text:style-name="P1"><text:tab/><text:span text:style-name="T1">f: nat -&gt; nat</text:span></text:p>
      <text:p text:style-name="P1"><text:tab/><text:span text:style-name="T2">f(x) ==</text:span></text:p>
      <text:p text:style-name="P2"><text:tab/><text:tab/>if x &lt; 0</text:p>
      <text:p text:style-name="P2"><text:tab/><text:tab/>then x + 1</text:p>
      <text:p text:style-name="P2"><text:tab/><text:tab/>else x - 1;</text:p>
      <text:p text:style-name="Standard">%%VDM%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roid Sans Fallback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Battle</meta:initial-creator>
    <meta:creation-date>2012-08-09T15:35:01.96</meta:creation-date>
    <dc:date>2013-03-15T22:09:41</dc:date>
    <meta:editing-duration>PT1M44S</meta:editing-duration>
    <meta:editing-cycles>4</meta:editing-cycles>
    <meta:generator>LibreOffice/3.5$Linux_x86 LibreOffice_project/350m1$Build-413</meta:generator>
    <meta:document-statistic meta:table-count="0" meta:image-count="0" meta:object-count="0" meta:page-count="1" meta:paragraph-count="8" meta:word-count="21" meta:character-count="80" meta:non-whitespace-character-count="59"/>
  </office:meta>
</office:document-meta>
</file>